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ace5" officeooo:paragraph-rsid="0006ace5"/>
    </style:style>
    <style:style style:name="T1" style:family="text">
      <style:text-properties officeooo:rsid="0006dfb3"/>
    </style:style>
    <style:style style:name="T2" style:family="text">
      <style:text-properties officeooo:rsid="0007e420"/>
    </style:style>
    <style:style style:name="T3" style:family="text">
      <style:text-properties officeooo:rsid="00089e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lling: </text:p>
      <text:p text:style-name="P1">Thiết kế database để khi database phình to (scale) vẫn giữ đc performance.</text:p>
      <text:p text:style-name="P1"/>
      <text:p text:style-name="P1">Problem with scaling:</text:p>
      <text:p text:style-name="P1">_Search engine, Search performance.</text:p>
      <text:p text:style-name="P1">_Concurrency: Khả năng truy cấp nhiều đối tượng cùng lúc.</text:p>
      <text:p text:style-name="P1">_Tính toàn vẹn (synchronization) của database: Update, delete, insert,… thực hiện đồng bộ với nhau trên nhiều database</text:p>
      <text:p text:style-name="P1">_Availability: Khả năng truy cập của database( ví dụ database bị lock thì sẽ mất availability).</text:p>
      <text:p text:style-name="P1">_<text:span text:style-name="T1">Resource contention, race condition, deadlock…</text:span></text:p>
      <text:p text:style-name="P1"/>
      <text:p text:style-name="P1"/>
      <text:p text:style-name="P1">_<text:span text:style-name="T2">Vertical Scalling: Database tăng size thì tăng bộ nhớ lên (Scale up). Khi Database vượt quá cấu hình thì phải thay cơ sở hạ tầng mới?</text:span></text:p>
      <text:p text:style-name="P1">_<text:span text:style-name="T3">Horizontal Scalling: Database distribute ra nhiều machines khác nhau. Mỗi machines đều có các bảng giống nhau, nhưng chỉ chứa 1 phần data của bảng. → khi scale thì thêm các máy phụ hỗ trợ thêm và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5:48:18.061927842</meta:creation-date>
    <meta:generator>LibreOffice/6.0.7.3$Linux_X86_64 LibreOffice_project/00m0$Build-3</meta:generator>
    <dc:date>2020-06-15T16:06:43.908523927</dc:date>
    <meta:editing-duration>PT18M25S</meta:editing-duration>
    <meta:editing-cycles>4</meta:editing-cycles>
    <meta:document-statistic meta:table-count="0" meta:image-count="0" meta:object-count="0" meta:page-count="1" meta:paragraph-count="10" meta:word-count="133" meta:character-count="790" meta:non-whitespace-character-count="665"/>
  </office:meta>
</office:document-meta>
</file>